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2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list-style-name="LFO3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3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list-style-name="LFO4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4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list-style-name="LFO5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5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list-style-name="LFO6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6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list-style-name="LFO7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7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list-style-name="LFO8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list-style-name="LFO8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list-style-name="LFO8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list-style-name="LFO9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9" style:family="paragraph"/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10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10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list-style-name="LFO11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list-style-name="LFO11" style:family="paragraph"/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list-style-name="LFO12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list-style-name="LFO12" style:family="paragraph"/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Normal" style:list-style-name="LFO12" style:family="paragraph"/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list-style-name="LFO13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list-style-name="LFO14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Normal" style:list-style-name="LFO14" style:family="paragraph"/>
    <style:style style:name="T92" style:parent-style-name="DefaultParagraphFont" style:family="text">
      <style:text-properties fo:font-weight="bold" style:font-weight-asian="bold" style:font-weight-complex="bold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Dashboard Structure Pointers</text:p>
      <text:p text:style-name="Normal">Sales Analysis Dashboard on Power BI</text:p>
      <text:p text:style-name="Normal">Creating a Sales Analysis Dashboard in Power BI allows you to visually analyze and interpret sales data, making it easier to drive insights and take actionable steps. Here’s a comprehensive layout and guide on how to design this dashboard in Power BI:</text:p>
      <text:p text:style-name="Normal"><draw:custom-shape svg:x="0in" svg:y="0in" svg:width="45.51042in" svg:height="0.00139in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P2">1. Setting Up Key Performance Indicators (KPIs)</text:p>
      <text:list text:style-name="LFO1" text:continue-numbering="true">
        <text:list-item>
          <text:p text:style-name="P3"><text:span text:style-name="T4">Total Sales</text:span>: Display the total revenue over the selected period (e.g., month-to-date, quarter-to-date, year-to-date).</text:p>
        </text:list-item>
        <text:list-item>
          <text:p text:style-name="P5"><text:span text:style-name="T6">Sales Target Achievement</text:span>: Show current sales against the target, with a dynamic KPI card that changes color based on progress.</text:p>
        </text:list-item>
        <text:list-item>
          <text:p text:style-name="P7"><text:span text:style-name="T8">Year-over-Year (YoY) Growth</text:span>: Show the percentage growth or decline compared to the same period last year.</text:p>
        </text:list-item>
        <text:list-item>
          <text:p text:style-name="P9"><text:span text:style-name="T10">Customer Acquisition</text:span>: Track new customer counts.</text:p>
        </text:list-item>
        <text:list-item>
          <text:p text:style-name="P11"><text:span text:style-name="T12">Average Order Value (AOV)</text:span>: Display the average order value metric to understand customer spending trends.</text:p>
        </text:list-item>
      </text:list>
      <text:p text:style-name="Normal"><text:span text:style-name="T13">Power BI Visuals</text:span>: Use KPI cards or multi-row cards for concise KPI presentation.</text:p>
      <text:p text:style-name="Normal"><draw:custom-shape svg:x="0in" svg:y="0in" svg:width="45.51042in" svg:height="0.00139in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P14">2. Sales Trends Over Time</text:p>
      <text:list text:style-name="LFO2" text:continue-numbering="true">
        <text:list-item>
          <text:p text:style-name="P15"><text:span text:style-name="T16">Monthly/Weekly Sales Trend</text:span>: Display a line chart showing sales revenue across a timeline.</text:p>
        </text:list-item>
        <text:list-item>
          <text:p text:style-name="P17"><text:span text:style-name="T18">Seasonality and Forecasting</text:span>: Use Power BI’s forecasting feature to project future sales trends and highlight seasonality.</text:p>
        </text:list-item>
      </text:list>
      <text:p text:style-name="Normal"><text:span text:style-name="T19">Power BI Visuals</text:span>: Line or area chart, with forecasting enabled.</text:p>
      <text:p text:style-name="Normal"><draw:custom-shape svg:x="0in" svg:y="0in" svg:width="45.51042in" svg:height="0.00139in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p>
      <text:p text:style-name="P20">3. Sales by Product Category and Top Products</text:p>
      <text:list text:style-name="LFO3" text:continue-numbering="true">
        <text:list-item>
          <text:p text:style-name="P21"><text:span text:style-name="T22">Sales by Product Category</text:span>: A bar chart showing revenue by product category, highlighting top categories.</text:p>
        </text:list-item>
        <text:list-item>
          <text:p text:style-name="P23"><text:span text:style-name="T24">Top 5 Products</text:span>: List top-selling products with their sales volume and revenue to identify high-demand items.</text:p>
        </text:list-item>
      </text:list>
      <text:p text:style-name="Normal"><text:span text:style-name="T25">Power BI Visuals</text:span>: Bar chart for categories and a stacked bar chart or matrix table for top products.</text:p>
      <text:p text:style-name="Normal"><draw:custom-shape svg:x="0in" svg:y="0in" svg:width="45.51042in" svg:height="0.00139in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p>
      <text:p text:style-name="P26">4. Regional Sales Performance</text:p>
      <text:list text:style-name="LFO4" text:continue-numbering="true">
        <text:list-item>
          <text:p text:style-name="P27"><text:span text:style-name="T28">Sales by Region</text:span>: Create a map visualization to display sales across different regions, showing sales density.</text:p>
        </text:list-item>
        <text:list-item>
          <text:p text:style-name="P29"><text:span text:style-name="T30">Sales by City or State</text:span>: Use a drill-down map for granular regional analysis.</text:p>
        </text:list-item>
      </text:list>
      <text:soft-page-break/>
      <text:p text:style-name="Normal"><text:span text:style-name="T31">Power BI Visuals</text:span>: Filled map or ArcGIS Maps for geographical insights.</text:p>
      <text:p text:style-name="Normal"><draw:custom-shape svg:x="0in" svg:y="0in" svg:width="45.51042in" svg:height="0.00139in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p>
      <text:p text:style-name="P32">5. Sales Funnel and Conversion Rates</text:p>
      <text:list text:style-name="LFO5" text:continue-numbering="true">
        <text:list-item>
          <text:p text:style-name="P33"><text:span text:style-name="T34">Lead-to-Sale Funnel</text:span>: Visualize each stage of the sales funnel, with conversion rates for each step.</text:p>
        </text:list-item>
        <text:list-item>
          <text:p text:style-name="P35"><text:span text:style-name="T36">Overall Conversion Rate</text:span>: KPI card to show the total lead-to-sale conversion percentage.</text:p>
        </text:list-item>
      </text:list>
      <text:p text:style-name="Normal"><text:span text:style-name="T37">Power BI Visuals</text:span>: Funnel chart for stage analysis and KPI card for conversion rate.</text:p>
      <text:p text:style-name="Normal"><draw:custom-shape svg:x="0in" svg:y="0in" svg:width="45.51042in" svg:height="0.00139in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p>
      <text:p text:style-name="P38">6. Sales Rep Performance</text:p>
      <text:list text:style-name="LFO6" text:continue-numbering="true">
        <text:list-item>
          <text:p text:style-name="P39"><text:span text:style-name="T40">Sales Leaderboard</text:span>: Rank sales reps by revenue or deals closed.</text:p>
        </text:list-item>
        <text:list-item>
          <text:p text:style-name="P41"><text:span text:style-name="T42">Sales Performance by KPI</text:span>: Track reps on metrics such as average deal size, closed deals, and conversion rate.</text:p>
        </text:list-item>
      </text:list>
      <text:p text:style-name="Normal"><text:span text:style-name="T43">Power BI Visuals</text:span>: Stacked bar chart for leaderboard and matrix table for detailed metrics.</text:p>
      <text:p text:style-name="Normal"><draw:custom-shape svg:x="0in" svg:y="0in" svg:width="45.51042in" svg:height="0.00139in" draw:id="id6" draw:style-name="a6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44">7. Monthly Sales Comparison</text:p>
      <text:list text:style-name="LFO7" text:continue-numbering="true">
        <text:list-item>
          <text:p text:style-name="P45"><text:span text:style-name="T46">Current vs. Previous Period Comparison</text:span>: A clustered bar chart showing monthly or quarterly sales comparisons.</text:p>
        </text:list-item>
        <text:list-item>
          <text:p text:style-name="P47"><text:span text:style-name="T48">Seasonality Trends</text:span>: Highlight sales fluctuations due to seasonality with month-over-month changes.</text:p>
        </text:list-item>
      </text:list>
      <text:p text:style-name="Normal"><text:span text:style-name="T49">Power BI Visuals</text:span>: Clustered bar chart with month/quarter selection filter.</text:p>
      <text:p text:style-name="Normal"><draw:custom-shape svg:x="0in" svg:y="0in" svg:width="45.51042in" svg:height="0.00139in" draw:id="id7" draw:style-name="a7" draw:name="Horizontal Line 8" text:anchor-type="as-char"><svg:title/><svg:desc/><draw:enhanced-geometry draw:type="non-primitive" svg:viewBox="0 0 21600 21600" draw:enhanced-path="M 0 0 L 21600 0 21600 21600 0 21600 Z N"/></draw:custom-shape></text:p>
      <text:p text:style-name="P50">8. Customer Segmentation and Retention</text:p>
      <text:list text:style-name="LFO8" text:continue-numbering="true">
        <text:list-item>
          <text:p text:style-name="P51"><text:span text:style-name="T52">New vs. Returning Customers</text:span>: Split total sales into new vs. returning customers.</text:p>
        </text:list-item>
        <text:list-item>
          <text:p text:style-name="P53"><text:span text:style-name="T54">Churn Rate</text:span>: Calculate and display the churn rate to monitor customer retention.</text:p>
        </text:list-item>
        <text:list-item>
          <text:p text:style-name="P55"><text:span text:style-name="T56">Customer Lifetime Value (CLV)</text:span>: Show CLV to understand the long-term value each customer brings.</text:p>
        </text:list-item>
      </text:list>
      <text:p text:style-name="Normal"><text:span text:style-name="T57">Power BI Visuals</text:span>: Pie chart or donut chart for customer segmentation, KPI card for churn rate, and line chart for CLV trends.</text:p>
      <text:p text:style-name="Normal"><draw:custom-shape svg:x="0in" svg:y="0in" svg:width="45.51042in" svg:height="0.00139in" draw:id="id8" draw:style-name="a8" draw:name="Horizontal Line 9" text:anchor-type="as-char"><svg:title/><svg:desc/><draw:enhanced-geometry draw:type="non-primitive" svg:viewBox="0 0 21600 21600" draw:enhanced-path="M 0 0 L 21600 0 21600 21600 0 21600 Z N"/></draw:custom-shape></text:p>
      <text:p text:style-name="P58">9. Sales Channel Performance</text:p>
      <text:list text:style-name="LFO9" text:continue-numbering="true">
        <text:list-item>
          <text:p text:style-name="P59"><text:span text:style-name="T60">Revenue by Channel</text:span>: Display how different channels (e.g., online, retail, wholesale) are performing.</text:p>
        </text:list-item>
        <text:list-item>
          <text:p text:style-name="P61"><text:span text:style-name="T62">Channel Conversion Rates</text:span>: Track conversion rates by channel to identify high-performance sources.</text:p>
        </text:list-item>
      </text:list>
      <text:p text:style-name="Normal"><text:span text:style-name="T63">Power BI Visuals</text:span>: Donut chart or stacked bar chart for channel revenue.</text:p>
      <text:soft-page-break/>
      <text:p text:style-name="Normal"><draw:custom-shape svg:x="0in" svg:y="0in" svg:width="45.51042in" svg:height="0.00139in" draw:id="id9" draw:style-name="a9" draw:name="Horizontal Line 10" text:anchor-type="as-char"><svg:title/><svg:desc/><draw:enhanced-geometry draw:type="non-primitive" svg:viewBox="0 0 21600 21600" draw:enhanced-path="M 0 0 L 21600 0 21600 21600 0 21600 Z N"/></draw:custom-shape></text:p>
      <text:p text:style-name="P64">10. Inventory and Product Stock Levels</text:p>
      <text:list text:style-name="LFO10" text:continue-numbering="true">
        <text:list-item>
          <text:p text:style-name="P65"><text:span text:style-name="T66">Stock Levels of Top-Selling Items</text:span>: Display remaining inventory for high-demand products.</text:p>
        </text:list-item>
        <text:list-item>
          <text:p text:style-name="P67"><text:span text:style-name="T68">Reorder Alerts</text:span>: Highlight products approaching low inventory thresholds for timely restocking.</text:p>
        </text:list-item>
      </text:list>
      <text:p text:style-name="Normal"><text:span text:style-name="T69">Power BI Visuals</text:span>: Matrix table with conditional formatting for stock alerts.</text:p>
      <text:p text:style-name="Normal"><draw:custom-shape svg:x="0in" svg:y="0in" svg:width="45.51042in" svg:height="0.00139in" draw:id="id10" draw:style-name="a10" draw:name="Horizontal Line 11" text:anchor-type="as-char"><svg:title/><svg:desc/><draw:enhanced-geometry draw:type="non-primitive" svg:viewBox="0 0 21600 21600" draw:enhanced-path="M 0 0 L 21600 0 21600 21600 0 21600 Z N"/></draw:custom-shape></text:p>
      <text:p text:style-name="P70">11. Deal Win/Loss Analysis</text:p>
      <text:list text:style-name="LFO11" text:continue-numbering="true">
        <text:list-item>
          <text:p text:style-name="P71"><text:span text:style-name="T72">Win Rate by Sales Stage</text:span>: Show the success rate at each stage of the sales pipeline.</text:p>
        </text:list-item>
        <text:list-item>
          <text:p text:style-name="P73"><text:span text:style-name="T74">Loss Reasons</text:span>: Categorize and display reasons for lost deals to identify improvement areas.</text:p>
        </text:list-item>
      </text:list>
      <text:p text:style-name="Normal"><text:span text:style-name="T75">Power BI Visuals</text:span>: Funnel chart for win rate and bar chart for loss reasons.</text:p>
      <text:p text:style-name="Normal"><draw:custom-shape svg:x="0in" svg:y="0in" svg:width="45.51042in" svg:height="0.00139in" draw:id="id11" draw:style-name="a11" draw:name="Horizontal Line 12" text:anchor-type="as-char"><svg:title/><svg:desc/><draw:enhanced-geometry draw:type="non-primitive" svg:viewBox="0 0 21600 21600" draw:enhanced-path="M 0 0 L 21600 0 21600 21600 0 21600 Z N"/></draw:custom-shape></text:p>
      <text:p text:style-name="P76">12. Integrating Interactive Filters and Slicers</text:p>
      <text:list text:style-name="LFO12" text:continue-numbering="true">
        <text:list-item>
          <text:p text:style-name="P77"><text:span text:style-name="T78">Time Filter</text:span>: Allow users to filter data by month, quarter, or year for dynamic analysis.</text:p>
        </text:list-item>
        <text:list-item>
          <text:p text:style-name="P79"><text:span text:style-name="T80">Product or Category Filter</text:span>: Enable filtering by specific product or product categories.</text:p>
        </text:list-item>
        <text:list-item>
          <text:p text:style-name="P81"><text:span text:style-name="T82">Region and Sales Rep Filters</text:span>: Make the dashboard adjustable by regions and sales reps for targeted insights.</text:p>
        </text:list-item>
      </text:list>
      <text:p text:style-name="Normal"><text:span text:style-name="T83">Power BI Visuals</text:span>: Slicers for time period, product, category, and region filters.</text:p>
      <text:p text:style-name="Normal"><draw:custom-shape svg:x="0in" svg:y="0in" svg:width="45.51042in" svg:height="0.00139in" draw:id="id12" draw:style-name="a12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P84">13. Adding a Narrative Section for Insights</text:p>
      <text:list text:style-name="LFO13" text:continue-numbering="true">
        <text:list-item>
          <text:p text:style-name="P85"><text:span text:style-name="T86">Key Insights</text:span>: Add a card or text box summarizing major trends, notable performance achievements, and areas needing attention.</text:p>
        </text:list-item>
      </text:list>
      <text:p text:style-name="Normal"><text:span text:style-name="T87">Power BI Visuals</text:span>: Text box for adding written insights.</text:p>
      <text:p text:style-name="Normal"><draw:custom-shape svg:x="0in" svg:y="0in" svg:width="45.51042in" svg:height="0.00139in" draw:id="id13" draw:style-name="a13" draw:name="Horizontal Line 14" text:anchor-type="as-char"><svg:title/><svg:desc/><draw:enhanced-geometry draw:type="non-primitive" svg:viewBox="0 0 21600 21600" draw:enhanced-path="M 0 0 L 21600 0 21600 21600 0 21600 Z N"/></draw:custom-shape></text:p>
      <text:p text:style-name="P88">14. Dashboard Interactivity Tips</text:p>
      <text:list text:style-name="LFO14" text:continue-numbering="true">
        <text:list-item>
          <text:p text:style-name="P89"><text:span text:style-name="T90">Drill-Through</text:span>: Use drill-through capabilities for deeper insights into sales by product or sales rep performance.</text:p>
        </text:list-item>
        <text:list-item>
          <text:p text:style-name="P91"><text:span text:style-name="T92">Cross-Filtering</text:span>: Make visuals interact, so that selecting a region will adjust all charts to reflect regional data.</text:p>
        </text:list-item>
      </text:list>
      <text:p text:style-name="Normal">This layout not only covers essential sales KPIs but also provides a rich, interactive experience, helping stakeholders identify trends and make data-driven decisions easily in Power B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rfc-language-tag="en-150" fo:language="e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eeksha Kodulkar</meta:initial-creator>
    <dc:creator>Sameeksha Kodulkar</dc:creator>
    <meta:creation-date>2024-10-28T16:11:00Z</meta:creation-date>
    <dc:date>2024-10-29T20:44:00Z</dc:date>
    <meta:template xlink:href="Normal" xlink:type="simple"/>
    <meta:editing-cycles>2</meta:editing-cycles>
    <meta:editing-duration>PT0S</meta:editing-duration>
    <meta:document-statistic meta:page-count="3" meta:paragraph-count="10" meta:word-count="781" meta:character-count="5224" meta:row-count="37" meta:non-whitespace-character-count="4453"/>
  </office:meta>
</office:document-meta>
</file>